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" table:style-name="ta1">
        <table:table-column table:style-name="co1" table:default-cell-style-name="Default"/>
        <table:table-row table:style-name="ro1">
          <table:table-cell office:value-type="string">
            <text:p>Line One</text:p>
          </table:table-cell>
        </table:table-row>
        <table:table-row table:style-name="ro1">
          <table:table-cell office:value-type="string">
            <text:p>Line Two</text:p>
          </table:table-cell>
        </table:table-row>
        <table:table-row table:style-name="ro1">
          <table:table-cell office:value-type="string">
            <text:p>Line Thre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1/31/2014</text:date>, <text:time>13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Jansen</meta:initial-creator>
    <meta:creation-date>2014-01-31T13:33:29</meta:creation-date>
    <meta:generator>LibreOffice/3.4$Unix LibreOffice_project/340m1$Build-502</meta:generator>
    <dc:date>2014-01-31T13:43:56</dc:date>
    <dc:creator>Damian Jansen</dc:creator>
    <meta:editing-duration>PT10M28S</meta:editing-duration>
    <meta:editing-cycles>4</meta:editing-cycles>
    <dc:title>TestODS</dc:title>
    <meta:document-statistic meta:table-count="1" meta:cell-count="3" meta:object-count="0"/>
  </office:meta>
</office:document-meta>
</file>